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161in"/>
    </style:style>
    <style:style style:name="co2" style:family="table-column">
      <style:table-column-properties fo:break-before="auto" style:column-width="1.07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AC line</text:p>
          </table:table-cell>
          <table:table-cell office:value-type="float" office:value="127" calcext:value-type="float">
            <text:p>127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winding ohms</text:p>
          </table:table-cell>
          <table:table-cell table:number-columns-repeated="2"/>
          <table:table-cell>
            <draw:frame draw:z-index="0" draw:style-name="gr1" draw:text-style-name="P1" svg:width="8.3461in" svg:height="5.2811in" svg:x="0.3315in" svg:y="0.0996in">
              <draw:object draw:notify-on-update-of-ranges="Sheet1.C3:Sheet1.C13 Sheet1.B3:Sheet1.B13 Sheet1.C3:Sheet1.C13 Sheet1.D3:Sheet1.D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Ohms</text:p>
          </table:table-cell>
          <table:table-cell office:value-type="string" calcext:value-type="string">
            <text:p>Vrms measured</text:p>
          </table:table-cell>
          <table:table-cell office:value-type="string" calcext:value-type="string">
            <text:p>mA</text:p>
          </table:table-cell>
          <table:table-cell/>
          <table:table-cell office:value-type="string" calcext:value-type="string">
            <text:p>ratio</text:p>
          </table:table-cell>
          <table:table-cell table:formula="of:=[.B3]/[.B1]" office:value-type="float" office:value="0.0885826771653543" calcext:value-type="float">
            <text:p>0.0885826771653543</text:p>
          </table:table-cell>
          <table:table-cell/>
        </table:table-row>
        <table:table-row table:style-name="ro1">
          <table:table-cell office:value-type="string" calcext:value-type="string">
            <text:p>Infinity</text:p>
          </table:table-cell>
          <table:table-cell office:value-type="float" office:value="11.25" calcext:value-type="float">
            <text:p>11.25</text:p>
          </table:table-cell>
          <table:table-cell office:value-type="float" office:value="0" calcext:value-type="float">
            <text:p>0</text:p>
          </table:table-cell>
          <table:table-cell table:formula="of:=[.$B$3]-([.$C$1]*[.C3])" office:value-type="float" office:value="11.25" calcext:value-type="float">
            <text:p>11.2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35" calcext:value-type="float">
            <text:p>9.35</text:p>
          </table:table-cell>
          <table:table-cell table:formula="of:=[.B4]/[.A4]" office:value-type="float" office:value="0.190816326530612" calcext:value-type="float">
            <text:p>0.190816326530612</text:p>
          </table:table-cell>
          <table:table-cell table:formula="of:=[.$B$3]-([.$C$1]*[.C4])" office:value-type="float" office:value="9.41816326530612" calcext:value-type="float">
            <text:p>9.4181632653061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3" calcext:value-type="float">
            <text:p>9.3</text:p>
          </table:table-cell>
          <table:table-cell table:formula="of:=[.B5]/[.A5]" office:value-type="float" office:value="0.197872340425532" calcext:value-type="float">
            <text:p>0.197872340425532</text:p>
          </table:table-cell>
          <table:table-cell table:formula="of:=[.$B$3]-([.$C$1]*[.C5])" office:value-type="float" office:value="9.35042553191489" calcext:value-type="float">
            <text:p>9.3504255319148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.23" calcext:value-type="float">
            <text:p>9.23</text:p>
          </table:table-cell>
          <table:table-cell table:formula="of:=[.B6]/[.A6]" office:value-type="float" office:value="0.205111111111111" calcext:value-type="float">
            <text:p>0.205111111111111</text:p>
          </table:table-cell>
          <table:table-cell table:formula="of:=[.$B$3]-([.$C$1]*[.C6])" office:value-type="float" office:value="9.28093333333333" calcext:value-type="float">
            <text:p>9.280933333333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.16" calcext:value-type="float">
            <text:p>9.16</text:p>
          </table:table-cell>
          <table:table-cell table:formula="of:=[.B7]/[.A7]" office:value-type="float" office:value="0.213023255813953" calcext:value-type="float">
            <text:p>0.213023255813953</text:p>
          </table:table-cell>
          <table:table-cell table:formula="of:=[.$B$3]-([.$C$1]*[.C7])" office:value-type="float" office:value="9.20497674418605" calcext:value-type="float">
            <text:p>9.2049767441860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.07" calcext:value-type="float">
            <text:p>9.07</text:p>
          </table:table-cell>
          <table:table-cell table:formula="of:=[.B8]/[.A8]" office:value-type="float" office:value="0.221219512195122" calcext:value-type="float">
            <text:p>0.221219512195122</text:p>
          </table:table-cell>
          <table:table-cell table:formula="of:=[.$B$3]-([.$C$1]*[.C8])" office:value-type="float" office:value="9.12629268292683" calcext:value-type="float">
            <text:p>9.1262926829268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formula="of:=[.B9]/[.A9]" office:value-type="float" office:value="0.230769230769231" calcext:value-type="float">
            <text:p>0.230769230769231</text:p>
          </table:table-cell>
          <table:table-cell table:formula="of:=[.$B$3]-([.$C$1]*[.C9])" office:value-type="float" office:value="9.03461538461539" calcext:value-type="float">
            <text:p>9.0346153846153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.9" calcext:value-type="float">
            <text:p>8.9</text:p>
          </table:table-cell>
          <table:table-cell table:formula="of:=[.B10]/[.A10]" office:value-type="float" office:value="0.240540540540541" calcext:value-type="float">
            <text:p>0.240540540540541</text:p>
          </table:table-cell>
          <table:table-cell table:formula="of:=[.$B$3]-([.$C$1]*[.C10])" office:value-type="float" office:value="8.94081081081081" calcext:value-type="float">
            <text:p>8.9408108108108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.8" calcext:value-type="float">
            <text:p>8.8</text:p>
          </table:table-cell>
          <table:table-cell table:formula="of:=[.B11]/[.A11]" office:value-type="float" office:value="0.251428571428571" calcext:value-type="float">
            <text:p>0.251428571428571</text:p>
          </table:table-cell>
          <table:table-cell table:formula="of:=[.$B$3]-([.$C$1]*[.C11])" office:value-type="float" office:value="8.83628571428572" calcext:value-type="float">
            <text:p>8.8362857142857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.7" calcext:value-type="float">
            <text:p>8.7</text:p>
          </table:table-cell>
          <table:table-cell table:formula="of:=[.B12]/[.A12]" office:value-type="float" office:value="0.263636363636364" calcext:value-type="float">
            <text:p>0.263636363636364</text:p>
          </table:table-cell>
          <table:table-cell table:formula="of:=[.$B$3]-([.$C$1]*[.C12])" office:value-type="float" office:value="8.71909090909091" calcext:value-type="float">
            <text:p>8.7190909090909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B13]/[.A13]" office:value-type="float" office:value="0.4375" calcext:value-type="float">
            <text:p>0.4375</text:p>
          </table:table-cell>
          <table:table-cell table:formula="of:=[.$B$3]-([.$C$1]*[.C13])" office:value-type="float" office:value="7.05" calcext:value-type="float">
            <text:p>7.0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ne volts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For calc below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B15]*[.F2]" office:value-type="float" office:value="9.74409448818898" calcext:value-type="float">
            <text:p>9.744094488188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C R1 valu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 ou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 out</text:p>
          </table:table-cell>
          <table:table-cell office:value-type="string" calcext:value-type="string">
            <text:p>CRC C1 V</text:p>
          </table:table-cell>
          <table:table-cell office:value-type="string" calcext:value-type="string">
            <text:p>R1 power</text:p>
          </table:table-cell>
          <table:table-cell office:value-type="string" calcext:value-type="string">
            <text:p>CRC C2 V</text:p>
          </table:table-cell>
          <table:table-cell office:value-type="string" calcext:value-type="string">
            <text:p>LM317 powe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.4148*([.$E$16]-(([.A20]*0.001)*[.$C$1]))-1.6" office:value-type="float" office:value="12.0501240818898" calcext:value-type="float">
            <text:p>12.0501240818898</text:p>
          </table:table-cell>
          <table:table-cell table:formula="of:=(([.A20]*0.001)^2)*[.$C$17]" office:value-type="float" office:value="0.0001" calcext:value-type="float">
            <text:p>0.0001</text:p>
          </table:table-cell>
          <table:table-cell table:formula="of:=[.B20]-(([.A20]*0.001)*[.$C$17])" office:value-type="float" office:value="12.0401240818898" calcext:value-type="float">
            <text:p>12.0401240818898</text:p>
          </table:table-cell>
          <table:table-cell table:formula="of:=([.D20]-[.$C$18])*([.A20]*0.001)" office:value-type="float" office:value="0.0704012408188977" calcext:value-type="float">
            <text:p>0.0704012408188977</text:p>
          </table:table-cell>
          <table:table-cell office:value-type="string" calcext:value-type="string">
            <text:p>10mA mi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.4148*([.$E$16]-(([.A21]*0.001)*[.$C$1]))-1.6" office:value-type="float" office:value="11.8463928818898" calcext:value-type="float">
            <text:p>11.8463928818898</text:p>
          </table:table-cell>
          <table:table-cell table:formula="of:=(([.A21]*0.001)^2)*[.$C$17]" office:value-type="float" office:value="0.000625" calcext:value-type="float">
            <text:p>0.000625</text:p>
          </table:table-cell>
          <table:table-cell table:formula="of:=[.B21]-(([.A21]*0.001)*[.$C$17])" office:value-type="float" office:value="11.8213928818898" calcext:value-type="float">
            <text:p>11.8213928818898</text:p>
          </table:table-cell>
          <table:table-cell table:formula="of:=([.D21]-[.$C$18])*([.A21]*0.001)" office:value-type="float" office:value="0.170534822047244" calcext:value-type="float">
            <text:p>0.17053482204724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.4148*([.$E$16]-(([.A22]*0.001)*[.$C$1]))-1.6" office:value-type="float" office:value="11.5068408818898" calcext:value-type="float">
            <text:p>11.5068408818898</text:p>
          </table:table-cell>
          <table:table-cell table:formula="of:=(([.A22]*0.001)^2)*[.$C$17]" office:value-type="float" office:value="0.0025" calcext:value-type="float">
            <text:p>0.0025</text:p>
          </table:table-cell>
          <table:table-cell table:formula="of:=[.B22]-(([.A22]*0.001)*[.$C$17])" office:value-type="float" office:value="11.4568408818898" calcext:value-type="float">
            <text:p>11.4568408818898</text:p>
          </table:table-cell>
          <table:table-cell table:formula="of:=([.D22]-[.$C$18])*([.A22]*0.001)" office:value-type="float" office:value="0.322842044094488" calcext:value-type="float">
            <text:p>0.32284204409448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.4148*([.$E$16]-(([.A23]*0.001)*[.$C$1]))-1.6" office:value-type="float" office:value="11.1672888818898" calcext:value-type="float">
            <text:p>11.1672888818898</text:p>
          </table:table-cell>
          <table:table-cell table:formula="of:=(([.A23]*0.001)^2)*[.$C$17]" office:value-type="float" office:value="0.005625" calcext:value-type="float">
            <text:p>0.005625</text:p>
          </table:table-cell>
          <table:table-cell table:formula="of:=[.B23]-(([.A23]*0.001)*[.$C$17])" office:value-type="float" office:value="11.0922888818898" calcext:value-type="float">
            <text:p>11.0922888818898</text:p>
          </table:table-cell>
          <table:table-cell table:formula="of:=([.D23]-[.$C$18])*([.A23]*0.001)" office:value-type="float" office:value="0.456921666141732" calcext:value-type="float">
            <text:p>0.45692166614173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.4148*([.$E$16]-(([.A24]*0.001)*[.$C$1]))-1.6" office:value-type="float" office:value="10.8277368818898" calcext:value-type="float">
            <text:p>10.8277368818898</text:p>
          </table:table-cell>
          <table:table-cell table:formula="of:=(([.A24]*0.001)^2)*[.$C$17]" office:value-type="float" office:value="0.01" calcext:value-type="float">
            <text:p>0.01</text:p>
          </table:table-cell>
          <table:table-cell table:formula="of:=[.B24]-(([.A24]*0.001)*[.$C$17])" office:value-type="float" office:value="10.7277368818898" calcext:value-type="float">
            <text:p>10.7277368818898</text:p>
          </table:table-cell>
          <table:table-cell table:formula="of:=([.D24]-[.$C$18])*([.A24]*0.001)" office:value-type="float" office:value="0.572773688188977" calcext:value-type="float">
            <text:p>0.57277368818897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.4148*([.$E$16]-(([.A25]*0.001)*[.$C$1]))-1.6" office:value-type="float" office:value="10.4881848818898" calcext:value-type="float">
            <text:p>10.4881848818898</text:p>
          </table:table-cell>
          <table:table-cell table:formula="of:=(([.A25]*0.001)^2)*[.$C$17]" office:value-type="float" office:value="0.015625" calcext:value-type="float">
            <text:p>0.015625</text:p>
          </table:table-cell>
          <table:table-cell table:formula="of:=[.B25]-(([.A25]*0.001)*[.$C$17])" office:value-type="float" office:value="10.3631848818898" calcext:value-type="float">
            <text:p>10.3631848818898</text:p>
          </table:table-cell>
          <table:table-cell table:formula="of:=([.D25]-[.$C$18])*([.A25]*0.001)" office:value-type="float" office:value="0.670398110236221" calcext:value-type="float">
            <text:p>0.67039811023622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.4148*([.$E$16]-(([.A26]*0.001)*[.$C$1]))-1.6" office:value-type="float" office:value="10.1486328818898" calcext:value-type="float">
            <text:p>10.1486328818898</text:p>
          </table:table-cell>
          <table:table-cell table:formula="of:=(([.A26]*0.001)^2)*[.$C$17]" office:value-type="float" office:value="0.0225" calcext:value-type="float">
            <text:p>0.0225</text:p>
          </table:table-cell>
          <table:table-cell table:formula="of:=[.B26]-(([.A26]*0.001)*[.$C$17])" office:value-type="float" office:value="9.99863288188976" calcext:value-type="float">
            <text:p>9.99863288188976</text:p>
          </table:table-cell>
          <table:table-cell table:formula="of:=([.D26]-[.$C$18])*([.A26]*0.001)" office:value-type="float" office:value="0.749794932283465" calcext:value-type="float">
            <text:p>0.74979493228346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1.4148*([.$E$16]-(([.A27]*0.001)*[.$C$1]))-1.6" office:value-type="float" office:value="9.80908088188977" calcext:value-type="float">
            <text:p>9.80908088188977</text:p>
          </table:table-cell>
          <table:table-cell table:formula="of:=(([.A27]*0.001)^2)*[.$C$17]" office:value-type="float" office:value="0.030625" calcext:value-type="float">
            <text:p>0.030625</text:p>
          </table:table-cell>
          <table:table-cell table:formula="of:=[.B27]-(([.A27]*0.001)*[.$C$17])" office:value-type="float" office:value="9.63408088188976" calcext:value-type="float">
            <text:p>9.63408088188976</text:p>
          </table:table-cell>
          <table:table-cell table:formula="of:=([.D27]-[.$C$18])*([.A27]*0.001)" office:value-type="float" office:value="0.810964154330709" calcext:value-type="float">
            <text:p>0.81096415433070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.4148*([.$E$16]-(([.A28]*0.001)*[.$C$1]))-1.6" office:value-type="float" office:value="9.46952888188976" calcext:value-type="float">
            <text:p>9.46952888188976</text:p>
          </table:table-cell>
          <table:table-cell table:formula="of:=(([.A28]*0.001)^2)*[.$C$17]" office:value-type="float" office:value="0.04" calcext:value-type="float">
            <text:p>0.04</text:p>
          </table:table-cell>
          <table:table-cell table:formula="of:=[.B28]-(([.A28]*0.001)*[.$C$17])" office:value-type="float" office:value="9.26952888188976" calcext:value-type="float">
            <text:p>9.26952888188976</text:p>
          </table:table-cell>
          <table:table-cell table:formula="of:=([.D28]-[.$C$18])*([.A28]*0.001)" office:value-type="float" office:value="0.853905776377953" calcext:value-type="float">
            <text:p>0.853905776377953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1.4148*([.$E$16]-(([.A29]*0.001)*[.$C$1]))-1.6" office:value-type="float" office:value="9.12997688188976" calcext:value-type="float">
            <text:p>9.12997688188976</text:p>
          </table:table-cell>
          <table:table-cell table:formula="of:=(([.A29]*0.001)^2)*[.$C$17]" office:value-type="float" office:value="0.050625" calcext:value-type="float">
            <text:p>0.050625</text:p>
          </table:table-cell>
          <table:table-cell table:formula="of:=[.B29]-(([.A29]*0.001)*[.$C$17])" office:value-type="float" office:value="8.90497688188976" calcext:value-type="float">
            <text:p>8.90497688188976</text:p>
          </table:table-cell>
          <table:table-cell table:formula="of:=([.D29]-[.$C$18])*([.A29]*0.001)" office:value-type="float" office:value="0.878619798425197" calcext:value-type="float">
            <text:p>0.87861979842519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1.4148*([.$E$16]-(([.A30]*0.001)*[.$C$1]))-1.6" office:value-type="float" office:value="8.79042488188976" calcext:value-type="float">
            <text:p>8.79042488188976</text:p>
          </table:table-cell>
          <table:table-cell table:formula="of:=(([.A30]*0.001)^2)*[.$C$17]" office:value-type="float" office:value="0.0625" calcext:value-type="float">
            <text:p>0.0625</text:p>
          </table:table-cell>
          <table:table-cell table:formula="of:=[.B30]-(([.A30]*0.001)*[.$C$17])" office:value-type="float" office:value="8.54042488188976" calcext:value-type="float">
            <text:p>8.54042488188976</text:p>
          </table:table-cell>
          <table:table-cell table:formula="of:=([.D30]-[.$C$18])*([.A30]*0.001)" office:value-type="float" office:value="0.885106220472441" calcext:value-type="float">
            <text:p>0.885106220472441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1.4148*([.$E$16]-(([.A31]*0.001)*[.$C$1]))-1.6" office:value-type="float" office:value="8.45087288188976" calcext:value-type="float">
            <text:p>8.45087288188976</text:p>
          </table:table-cell>
          <table:table-cell table:formula="of:=(([.A31]*0.001)^2)*[.$C$17]" office:value-type="float" office:value="0.075625" calcext:value-type="float">
            <text:p>0.075625</text:p>
          </table:table-cell>
          <table:table-cell table:formula="of:=[.B31]-(([.A31]*0.001)*[.$C$17])" office:value-type="float" office:value="8.17587288188976" calcext:value-type="float">
            <text:p>8.17587288188976</text:p>
          </table:table-cell>
          <table:table-cell table:formula="of:=([.D31]-[.$C$18])*([.A31]*0.001)" office:value-type="float" office:value="0.873365042519685" calcext:value-type="float">
            <text:p>0.87336504251968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1.4148*([.$E$16]-(([.A32]*0.001)*[.$C$1]))-1.6" office:value-type="float" office:value="8.11132088188976" calcext:value-type="float">
            <text:p>8.11132088188976</text:p>
          </table:table-cell>
          <table:table-cell table:formula="of:=(([.A32]*0.001)^2)*[.$C$17]" office:value-type="float" office:value="0.09" calcext:value-type="float">
            <text:p>0.09</text:p>
          </table:table-cell>
          <table:table-cell table:formula="of:=[.B32]-(([.A32]*0.001)*[.$C$17])" office:value-type="float" office:value="7.81132088188976" calcext:value-type="float">
            <text:p>7.81132088188976</text:p>
          </table:table-cell>
          <table:table-cell table:formula="of:=([.D32]-[.$C$18])*([.A32]*0.001)" office:value-type="float" office:value="0.843396264566929" calcext:value-type="float">
            <text:p>0.843396264566929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1.4148*([.$E$16]-(([.A33]*0.001)*[.$C$1]))-1.6" office:value-type="float" office:value="7.77176888188977" calcext:value-type="float">
            <text:p>7.77176888188977</text:p>
          </table:table-cell>
          <table:table-cell table:formula="of:=(([.A33]*0.001)^2)*[.$C$17]" office:value-type="float" office:value="0.105625" calcext:value-type="float">
            <text:p>0.105625</text:p>
          </table:table-cell>
          <table:table-cell table:formula="of:=[.B33]-(([.A33]*0.001)*[.$C$17])" office:value-type="float" office:value="7.44676888188976" calcext:value-type="float">
            <text:p>7.44676888188976</text:p>
          </table:table-cell>
          <table:table-cell table:formula="of:=([.D33]-[.$C$18])*([.A33]*0.001)" office:value-type="float" office:value="0.795199886614173" calcext:value-type="float">
            <text:p>0.795199886614173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1.4148*([.$E$16]-(([.A34]*0.001)*[.$C$1]))-1.6" office:value-type="float" office:value="7.43221688188976" calcext:value-type="float">
            <text:p>7.43221688188976</text:p>
          </table:table-cell>
          <table:table-cell table:formula="of:=(([.A34]*0.001)^2)*[.$C$17]" office:value-type="float" office:value="0.1225" calcext:value-type="float">
            <text:p>0.1225</text:p>
          </table:table-cell>
          <table:table-cell table:formula="of:=[.B34]-(([.A34]*0.001)*[.$C$17])" office:value-type="float" office:value="7.08221688188976" calcext:value-type="float">
            <text:p>7.08221688188976</text:p>
          </table:table-cell>
          <table:table-cell table:formula="of:=([.D34]-[.$C$18])*([.A34]*0.001)" office:value-type="float" office:value="0.728775908661417" calcext:value-type="float">
            <text:p>0.7287759086614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 style:data-style-name="N2" text:time-value="13:26:46.0680400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08:53:21.345114591</meta:creation-date>
    <dc:date>2024-03-06T15:29:19.190124528</dc:date>
    <meta:editing-duration>PT20H38M11S</meta:editing-duration>
    <meta:editing-cycles>13</meta:editing-cycles>
    <meta:generator>LibreOffice/7.6.4.1$Linux_X86_64 LibreOffice_project/60$Build-1</meta:generator>
    <meta:print-date>2023-12-31T16:00:04.239975806</meta:print-date>
    <meta:document-statistic meta:table-count="1" meta:cell-count="14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cm" svg:height="13.415cm" xlink:href=".." xlink:type="simple" chart:class="chart:scatter" chart:style-name="ch1">
        <chart:legend chart:legend-position="end" svg:x="18.229cm" svg:y="6.159cm" style:legend-expansion="high" chart:style-name="ch2"/>
        <chart:plot-area chart:style-name="ch3" table:cell-range-address="Sheet1.B3:Sheet1.D13" chart:data-source-has-labels="row" svg:x="0.424cm" svg:y="0.268cm" svg:width="17.381cm" svg:height="12.879cm">
          <chart:coordinate-region svg:x="1.072cm" svg:y="0.468cm" svg:width="16.48cm" svg:height="12.0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3" loext:label-string="measured" chart:class="chart:scatter">
            <chart:domain table:cell-range-address="Sheet1.C3:Sheet1.C13"/>
            <chart:data-point chart:repeated="11"/>
          </chart:series>
          <chart:series chart:style-name="ch8" chart:values-cell-range-address="Sheet1.D3:Sheet1.D13" loext:label-string="calculated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easured</text:p>
              </table:table-cell>
              <table:table-cell office:value-type="string">
                <text:p>calcula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3:Sheet1.C13</svg:desc>
                </draw:g>
              </table:table-cell>
              <table:table-cell office:value-type="float" office:value="11.25">
                <text:p>11.25</text:p>
                <draw:g>
                  <svg:desc>Sheet1.B3:Sheet1.B13</svg:desc>
                </draw:g>
              </table:table-cell>
              <table:table-cell office:value-type="float" office:value="11.25">
                <text:p>11.25</text:p>
                <draw:g>
                  <svg:desc>Sheet1.D3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0816326530612">
                <text:p>0.190816326530612</text:p>
              </table:table-cell>
              <table:table-cell office:value-type="float" office:value="9.35">
                <text:p>9.35</text:p>
              </table:table-cell>
              <table:table-cell office:value-type="float" office:value="9.41816326530612">
                <text:p>9.418163265306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7872340425532">
                <text:p>0.197872340425532</text:p>
              </table:table-cell>
              <table:table-cell office:value-type="float" office:value="9.3">
                <text:p>9.3</text:p>
              </table:table-cell>
              <table:table-cell office:value-type="float" office:value="9.35042553191489">
                <text:p>9.35042553191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5111111111111">
                <text:p>0.205111111111111</text:p>
              </table:table-cell>
              <table:table-cell office:value-type="float" office:value="9.23">
                <text:p>9.23</text:p>
              </table:table-cell>
              <table:table-cell office:value-type="float" office:value="9.28093333333333">
                <text:p>9.2809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3023255813953">
                <text:p>0.213023255813953</text:p>
              </table:table-cell>
              <table:table-cell office:value-type="float" office:value="9.16">
                <text:p>9.16</text:p>
              </table:table-cell>
              <table:table-cell office:value-type="float" office:value="9.20497674418605">
                <text:p>9.20497674418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1219512195122">
                <text:p>0.221219512195122</text:p>
              </table:table-cell>
              <table:table-cell office:value-type="float" office:value="9.07">
                <text:p>9.07</text:p>
              </table:table-cell>
              <table:table-cell office:value-type="float" office:value="9.12629268292683">
                <text:p>9.126292682926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9">
                <text:p>9</text:p>
              </table:table-cell>
              <table:table-cell office:value-type="float" office:value="9.03461538461539">
                <text:p>9.03461538461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0540540540541">
                <text:p>0.240540540540541</text:p>
              </table:table-cell>
              <table:table-cell office:value-type="float" office:value="8.9">
                <text:p>8.9</text:p>
              </table:table-cell>
              <table:table-cell office:value-type="float" office:value="8.94081081081081">
                <text:p>8.94081081081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1428571428571">
                <text:p>0.251428571428571</text:p>
              </table:table-cell>
              <table:table-cell office:value-type="float" office:value="8.8">
                <text:p>8.8</text:p>
              </table:table-cell>
              <table:table-cell office:value-type="float" office:value="8.83628571428572">
                <text:p>8.836285714285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3636363636364">
                <text:p>0.263636363636364</text:p>
              </table:table-cell>
              <table:table-cell office:value-type="float" office:value="8.7">
                <text:p>8.7</text:p>
              </table:table-cell>
              <table:table-cell office:value-type="float" office:value="8.71909090909091">
                <text:p>8.719090909090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75">
                <text:p>0.4375</text:p>
              </table:table-cell>
              <table:table-cell office:value-type="float" office:value="7">
                <text:p>7</text:p>
              </table:table-cell>
              <table:table-cell office:value-type="float" office:value="7.05">
                <text:p>7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